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17cm" table:align="margins"/>
    </style:style>
    <style:style style:name="Table1.A" style:family="table-column">
      <style:table-column-properties style:column-width="4.415cm" style:rel-column-width="17020*"/>
    </style:style>
    <style:style style:name="Table1.B" style:family="table-column">
      <style:table-column-properties style:column-width="12.585cm" style:rel-column-width="48515*"/>
    </style:style>
    <style:style style:name="Table1.A1" style:family="table-cell">
      <style:table-cell-properties style:vertical-align="" fo:padding="0.097cm" fo:border="none"/>
    </style:style>
    <style:style style:name="P1" style:family="paragraph" style:parent-style-name="Table_20_Contents">
      <style:paragraph-properties fo:text-align="start" style:justify-single-word="false"/>
      <style:text-properties fo:font-size="12pt" officeooo:rsid="0018021d" officeooo:paragraph-rsid="0018021d" style:font-size-asian="12pt" style:font-size-complex="12pt"/>
    </style:style>
    <style:style style:name="P2" style:family="paragraph" style:parent-style-name="Table_20_Contents">
      <style:paragraph-properties fo:text-align="start" style:justify-single-word="false"/>
      <style:text-properties fo:font-size="12pt" officeooo:paragraph-rsid="0018021d" style:font-size-asian="12pt" style:font-size-complex="12pt"/>
    </style:style>
    <style:style style:name="P3" style:family="paragraph" style:parent-style-name="Table_20_Contents">
      <style:paragraph-properties fo:text-align="start" style:justify-single-word="false"/>
      <style:text-properties fo:font-size="12pt" officeooo:rsid="0019e9df" officeooo:paragraph-rsid="0019e9df" style:font-size-asian="12pt" style:font-size-complex="12pt"/>
    </style:style>
    <style:style style:name="P4" style:family="paragraph" style:parent-style-name="Table_20_Contents">
      <style:paragraph-properties fo:text-align="start" style:justify-single-word="false"/>
      <style:text-properties fo:font-size="12pt" fo:font-weight="bold" officeooo:rsid="0018021d" officeooo:paragraph-rsid="0018021d" style:font-size-asian="12pt" style:font-weight-asian="bold" style:font-size-complex="12pt" style:font-weight-complex="bold"/>
    </style:style>
    <style:style style:name="P5" style:family="paragraph" style:parent-style-name="Title">
      <style:text-properties officeooo:rsid="0018021d" officeooo:paragraph-rsid="0018021d"/>
    </style:style>
    <style:style style:name="P6" style:family="paragraph" style:parent-style-name="Standard">
      <style:paragraph-properties fo:margin-top="0.25cm" fo:margin-bottom="0.499cm" style:contextual-spacing="false" fo:text-align="center" style:justify-single-word="false"/>
      <style:text-properties fo:font-size="15pt" style:font-size-asian="15pt" style:font-size-complex="15pt"/>
    </style:style>
    <style:style style:name="P7" style:family="paragraph" style:parent-style-name="Hanging_20_indent" style:list-style-name="">
      <style:paragraph-properties fo:margin-left="0cm" fo:margin-top="0.101cm" fo:margin-bottom="0.101cm" style:contextual-spacing="false" fo:text-indent="-0.499cm" style:auto-text-indent="false"/>
      <style:text-properties officeooo:paragraph-rsid="0020e6b5"/>
    </style:style>
    <style:style style:name="P8" style:family="paragraph" style:parent-style-name="Heading_20_1">
      <style:paragraph-properties fo:text-align="justify" style:justify-single-word="false"/>
      <style:text-properties officeooo:rsid="001d75f4" officeooo:paragraph-rsid="001d75f4"/>
    </style:style>
    <style:style style:name="P9" style:family="paragraph" style:parent-style-name="Heading_20_1">
      <style:text-properties officeooo:rsid="0020e6b5" officeooo:paragraph-rsid="0020e6b5"/>
    </style:style>
    <style:style style:name="P10" style:family="paragraph" style:parent-style-name="Table_20_Contents">
      <style:paragraph-properties fo:text-align="start" style:justify-single-word="false"/>
      <style:text-properties fo:font-size="12pt" officeooo:rsid="0019e9df" officeooo:paragraph-rsid="0019e9df" style:font-size-asian="12pt" style:font-size-complex="12pt"/>
    </style:style>
    <style:style style:name="P11" style:family="paragraph" style:parent-style-name="Table_20_Contents">
      <style:paragraph-properties fo:text-align="start" style:justify-single-word="false"/>
      <style:text-properties fo:font-size="12pt" officeooo:rsid="0022732f" officeooo:paragraph-rsid="0022732f" style:font-size-asian="12pt" style:font-size-complex="12pt"/>
    </style:style>
    <style:style style:name="P12" style:family="paragraph" style:parent-style-name="Text_20_body" style:list-style-name="WWNum1">
      <style:paragraph-properties fo:margin-top="0.25cm" fo:margin-bottom="0.25cm" style:contextual-spacing="false" fo:text-align="center" style:justify-single-word="false"/>
      <style:text-properties fo:font-size="12pt" fo:font-weight="bold" officeooo:rsid="0018021d" officeooo:paragraph-rsid="0018021d" style:font-size-asian="10.5pt" style:font-weight-asian="bold" style:font-size-complex="12pt" style:font-weight-complex="bold"/>
    </style:style>
    <style:style style:name="P13" style:family="paragraph" style:parent-style-name="Text_20_body" style:list-style-name="WWNum1">
      <style:paragraph-properties fo:text-align="start" style:justify-single-word="false"/>
      <style:text-properties fo:font-size="12pt" fo:font-weight="bold" officeooo:rsid="0018021d" officeooo:paragraph-rsid="0018021d" style:font-size-asian="10.5pt" style:font-weight-asian="bold" style:font-size-complex="12pt" style:font-weight-complex="bold"/>
    </style:style>
    <style:style style:name="P14" style:family="paragraph" style:parent-style-name="Text_20_body" style:list-style-name="WWNum1">
      <style:paragraph-properties fo:text-align="start" style:justify-single-word="false"/>
      <style:text-properties fo:font-size="12pt" fo:font-weight="bold" officeooo:rsid="00193a43" officeooo:paragraph-rsid="00193a43" style:font-size-asian="10.5pt" style:font-weight-asian="bold" style:font-size-complex="12pt" style:font-weight-complex="bold"/>
    </style:style>
    <style:style style:name="P15" style:family="paragraph" style:parent-style-name="Text_20_body" style:list-style-name="WWNum1">
      <style:paragraph-properties fo:text-align="start" style:justify-single-word="false"/>
      <style:text-properties fo:font-size="12pt" fo:font-weight="bold" officeooo:rsid="00193a43" officeooo:paragraph-rsid="0023ab40" style:font-size-asian="10.5pt" style:font-weight-asian="bold" style:font-size-complex="12pt" style:font-weight-complex="bold"/>
    </style:style>
    <style:style style:name="P16" style:family="paragraph" style:parent-style-name="Text_20_body" style:list-style-name="WWNum1">
      <style:paragraph-properties fo:text-align="center" style:justify-single-word="false" fo:break-before="page"/>
      <style:text-properties fo:font-size="12pt" fo:font-weight="bold" officeooo:rsid="00193a43" officeooo:paragraph-rsid="00193a43" style:font-size-asian="10.5pt" style:font-weight-asian="bold" style:font-size-complex="12pt" style:font-weight-complex="bold"/>
    </style:style>
    <style:style style:name="P17" style:family="paragraph" style:parent-style-name="Text_20_body" style:list-style-name="WWNum1">
      <style:paragraph-properties fo:text-align="justify" style:justify-single-word="false"/>
      <style:text-properties fo:font-size="12pt" fo:font-weight="bold" officeooo:rsid="00193a43" officeooo:paragraph-rsid="00193a43" style:font-size-asian="10.5pt" style:font-weight-asian="bold" style:font-size-complex="12pt" style:font-weight-complex="bold"/>
    </style:style>
    <style:style style:name="P18" style:family="paragraph" style:parent-style-name="Text_20_body" style:list-style-name="">
      <style:paragraph-properties fo:margin-left="0cm" fo:text-align="start" style:justify-single-word="false" fo:text-indent="0cm" style:auto-text-indent="false"/>
      <style:text-properties fo:font-size="12pt" fo:font-weight="normal" officeooo:rsid="00193a43" officeooo:paragraph-rsid="001d75f4" style:font-size-asian="10.5pt" style:font-weight-asian="normal" style:font-size-complex="12pt" style:font-weight-complex="normal"/>
    </style:style>
    <style:style style:name="P19" style:family="paragraph" style:parent-style-name="Text_20_body" style:list-style-name="">
      <style:paragraph-properties fo:margin-left="1.251cm" fo:text-align="start" style:justify-single-word="false" fo:text-indent="0cm" style:auto-text-indent="false"/>
      <style:text-properties fo:font-size="12pt" fo:font-weight="normal" officeooo:rsid="00193a43" officeooo:paragraph-rsid="001d75f4" style:font-size-asian="10.5pt" style:font-weight-asian="normal" style:font-size-complex="12pt" style:font-weight-complex="normal"/>
    </style:style>
    <style:style style:name="P20" style:family="paragraph" style:parent-style-name="Text_20_body">
      <style:paragraph-properties fo:text-align="justify" style:justify-single-word="false"/>
      <style:text-properties fo:font-size="12pt" officeooo:paragraph-rsid="0022732f"/>
    </style:style>
    <style:style style:name="P21" style:family="paragraph" style:parent-style-name="Text_20_body" style:list-style-name="">
      <style:paragraph-properties fo:margin-left="0cm" fo:margin-top="0.101cm" fo:margin-bottom="0.101cm" style:contextual-spacing="false" fo:text-indent="-0.499cm" style:auto-text-indent="false"/>
      <style:text-properties officeooo:paragraph-rsid="0022732f"/>
    </style:style>
    <style:style style:name="P22" style:family="paragraph" style:parent-style-name="Text_20_body" style:list-style-name="WWNum1">
      <style:paragraph-properties fo:text-align="justify" style:justify-single-word="false"/>
    </style:style>
    <style:style style:name="P23" style:family="paragraph" style:parent-style-name="Text_20_body" style:list-style-name="WWNum1">
      <style:paragraph-properties fo:margin-top="0.25cm" fo:margin-bottom="0.25cm" style:contextual-spacing="false" fo:text-align="justify" style:justify-single-word="false"/>
    </style:style>
    <style:style style:name="P24" style:family="paragraph" style:parent-style-name="Text_20_body" style:list-style-name="WWNum1">
      <style:paragraph-properties fo:text-align="justify" style:justify-single-word="false"/>
      <style:text-properties officeooo:paragraph-rsid="0022732f"/>
    </style:style>
    <style:style style:name="P25" style:family="paragraph" style:parent-style-name="Text_20_body">
      <style:paragraph-properties fo:text-align="justify" style:justify-single-word="false"/>
      <style:text-properties officeooo:paragraph-rsid="0022732f"/>
    </style:style>
    <style:style style:name="P26" style:family="paragraph" style:parent-style-name="Text_20_body" style:list-style-name="WWNum1">
      <style:paragraph-properties fo:text-align="justify" style:justify-single-word="false"/>
      <style:text-properties officeooo:rsid="001d75f4" officeooo:paragraph-rsid="001d75f4"/>
    </style:style>
    <style:style style:name="P27" style:family="paragraph" style:parent-style-name="Text_20_body" style:list-style-name="">
      <style:paragraph-properties fo:margin-left="0cm" fo:text-align="start" style:justify-single-word="false" fo:text-indent="0cm" style:auto-text-indent="false"/>
      <style:text-properties officeooo:paragraph-rsid="0022732f"/>
    </style:style>
    <style:style style:name="P28" style:family="paragraph" style:parent-style-name="Text_20_body" style:list-style-name="L2">
      <style:paragraph-properties fo:text-align="start" style:justify-single-word="false"/>
      <style:text-properties officeooo:paragraph-rsid="0022732f"/>
    </style:style>
    <style:style style:name="P29" style:family="paragraph" style:parent-style-name="Text_20_body" style:list-style-name="WWNum1">
      <style:paragraph-properties fo:text-align="justify" style:justify-single-word="false"/>
      <style:text-properties fo:font-size="10pt" officeooo:paragraph-rsid="0022732f"/>
    </style:style>
    <style:style style:name="T1" style:family="text">
      <style:text-properties fo:font-style="normal" style:font-style-asian="normal" style:font-style-complex="normal"/>
    </style:style>
    <style:style style:name="T2" style:family="text">
      <style:text-properties fo:font-style="normal" officeooo:rsid="0018021d" style:font-style-asian="normal" style:font-style-complex="normal"/>
    </style:style>
    <style:style style:name="T3" style:family="text">
      <style:text-properties fo:font-weight="normal" officeooo:rsid="0019e9df" style:font-weight-asian="normal" style:font-weight-complex="normal"/>
    </style:style>
    <style:style style:name="T4" style:family="text">
      <style:text-properties fo:font-weight="normal" officeooo:rsid="0019e9df" style:font-size-asian="12pt" style:font-weight-asian="normal" style:font-weight-complex="normal"/>
    </style:style>
    <style:style style:name="T5" style:family="text">
      <style:text-properties officeooo:rsid="001d75f4"/>
    </style:style>
    <style:style style:name="T6" style:family="text">
      <style:text-properties officeooo:rsid="0020e6b5"/>
    </style:style>
    <style:style style:name="T7" style:family="text">
      <style:text-properties officeooo:rsid="0022732f"/>
    </style:style>
    <style:style style:name="T8" style:family="text">
      <style:text-properties fo:font-size="12pt"/>
    </style:style>
    <style:style style:name="T9" style:family="text">
      <style:text-properties fo:font-size="12pt" fo:font-weight="normal" officeooo:rsid="001d75f4" style:font-size-asian="10.5pt" style:font-weight-asian="normal" style:font-size-complex="12pt"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ecisions of the Speaker-General</text:p>
      <text:p text:style-name="P6">Re Car 22 - Team Radio comments 2024 Austrian Grand Prix [2024] SpkGenDec 2</text:p>
      <table:table table:name="Table1" table:style-name="Table1">
        <table:table-column table:style-name="Table1.A"/>
        <table:table-column table:style-name="Table1.B"/>
        <table:table-row>
          <table:table-cell table:style-name="Table1.A1" office:value-type="string">
            <text:p text:style-name="P1">Decision of:</text:p>
          </table:table-cell>
          <table:table-cell table:style-name="Table1.A1" office:value-type="string">
            <text:p text:style-name="P4"><text:span text:style-name="T7">The </text:span>Speaker-General</text:p>
          </table:table-cell>
        </table:table-row>
        <table:table-row>
          <table:table-cell table:style-name="Table1.A1" office:value-type="string">
            <text:p text:style-name="P1"/>
          </table:table-cell>
          <table:table-cell table:style-name="Table1.A1" office:value-type="string">
            <text:p text:style-name="P4"/>
          </table:table-cell>
        </table:table-row>
        <table:table-row>
          <table:table-cell table:style-name="Table1.A1" office:value-type="string">
            <text:p text:style-name="P1">Date of decision:</text:p>
          </table:table-cell>
          <table:table-cell table:style-name="Table1.A1" office:value-type="string">
            <text:p text:style-name="P3">9 July 2024</text:p>
          </table:table-cell>
        </table:table-row>
        <table:table-row>
          <table:table-cell table:style-name="Table1.A1" office:value-type="string">
            <text:p text:style-name="P1"/>
          </table:table-cell>
          <table:table-cell table:style-name="Table1.A1" office:value-type="string">
            <text:p text:style-name="P3"/>
          </table:table-cell>
        </table:table-row>
        <table:table-row>
          <table:table-cell table:style-name="Table1.A1" office:value-type="string">
            <text:p text:style-name="P1">Catchwords:</text:p>
          </table:table-cell>
          <table:table-cell table:style-name="Table1.A1" office:value-type="string">
            <text:p text:style-name="P3">Formula 1—Yuki Tsunoda—pejorative terms—mental disability—where driver used a pejorative term against another—where driver was fined by governing body.</text:p>
          </table:table-cell>
        </table:table-row>
        <table:table-row>
          <table:table-cell table:style-name="Table1.A1" office:value-type="string">
            <text:p text:style-name="P1"/>
          </table:table-cell>
          <table:table-cell table:style-name="Table1.A1" office:value-type="string">
            <text:p text:style-name="P2"/>
          </table:table-cell>
        </table:table-row>
        <table:table-row>
          <table:table-cell table:style-name="Table1.A1" office:value-type="string">
            <text:p text:style-name="P1">Resources cited:</text:p>
          </table:table-cell>
          <table:table-cell table:style-name="Table1.A1" office:value-type="string">
            <text:p text:style-name="P11"><text:span text:style-name="T2">R</text:span><text:span text:style-name="T1">efer to list of references</text:span></text:p>
          </table:table-cell>
        </table:table-row>
        <table:table-row>
          <table:table-cell table:style-name="Table1.A1" office:value-type="string">
            <text:p text:style-name="P1"/>
          </table:table-cell>
          <table:table-cell table:style-name="Table1.A1" office:value-type="string">
            <text:p text:style-name="P2"/>
          </table:table-cell>
        </table:table-row>
        <table:table-row>
          <table:table-cell table:style-name="Table1.A1" office:value-type="string">
            <text:p text:style-name="P1">Number of paragraphs:</text:p>
          </table:table-cell>
          <table:table-cell table:style-name="Table1.A1" office:value-type="string">
            <text:p text:style-name="P11">9</text:p>
          </table:table-cell>
        </table:table-row>
      </table:table>
      <text:list xml:id="list1367631110" text:style-name="WWNum1">
        <text:list-header>
          <text:p text:style-name="P12">DECISION</text:p>
          <text:p text:style-name="P13">DECISION MADE BY: SPEAKER-GENERAL</text:p>
          <text:p text:style-name="P15">DATE OF DECISION: <text:span text:style-name="T4">9 July 2024</text:span></text:p>
          <text:p text:style-name="P14">THE SPEAKER-GENERAL DECIDES THAT:</text:p>
        </text:list-header>
      </text:list>
      <text:p text:style-name="P27"><text:span text:style-name="T9">1. </text:span>The decision made by the Stewards in <text:span text:style-name="Emphasis">Doc 53 - Infringement - Car 22 - Team Radio comments</text:span> of the 2024 Austrian Grand Prix be set aside and in its place:</text:p>
      <text:list text:style-name="L2">
        <text:list-item>
          <text:p text:style-name="P28">The driver (Yuki Tsunoda) is fined €10,000.</text:p>
        </text:list-item>
      </text:list>
      <text:list xml:id="list222127198738347" text:continue-list="list1367631110" text:style-name="WWNum1">
        <text:list-header>
          <text:p text:style-name="P16">REASONS FOR DECISION</text:p>
          <text:p text:style-name="P17">SPEAKER-GENERAL</text:p>
        </text:list-header>
      </text:list>
      <text:h text:style-name="P8" text:outline-level="1">Introduction</text:h>
      <text:list text:continue-numbering="true" text:style-name="WWNum1">
        <text:list-item>
          <text:p text:style-name="P22">During the first qualifying session of the 2024 Austrian Grand Prix, Sauber Motorsport AG (racing as Stake F1 Team Kick Sauber) driver Zhou Guanyu was directed by his team to merge into the fast lane of the pit lane in from of RB Formula One Team (racing as Visa Cash App RB F1 Team (<text:span text:style-name="Strong_20_Emphasis">VCARB</text:span>)) driver Yuki Tsunoda. </text:p>
        </text:list-item>
        <text:list-item>
          <text:p text:style-name="P24">Tsunoda objected and said the following on his team radio: </text:p>
          <text:list>
            <text:list-header>
              <text:p text:style-name="P29">These guys are fucking retarded. </text:p>
            </text:list-header>
          </text:list>
        </text:list-item>
        <text:list-item>
          <text:p text:style-name="P20">The Stewards issued a €40,000 fine with €20,000 being suspended for the rest of the 2024 season (Fédération Internationale de l'Automobile, 2024). </text:p>
        </text:list-item>
        <text:list-item>
          <text:p text:style-name="P20">There is no doubt that the offending word causes offence to people with intellectual disabilities.</text:p>
        </text:list-item>
        <text:list-item>
          <text:p text:style-name="P20">There have been previous times where Formula 1 drivers have gotten emotional after an incident and said the offending word.</text:p>
        </text:list-item>
        <text:list-item>
          <text:p text:style-name="P20">The current world champion Max Verstappen said the offending word during Free Practice 2 of the 2020 Portuguese Grand Prix. It appears to have gone unpunished (Boxall-Legge, 2020).</text:p>
        </text:list-item>
        <text:list-item>
          <text:p text:style-name="P20">In this case, the FIA Stewards might be trying to make up for past inaction.</text:p>
        </text:list-item>
        <text:list-item>
          <text:p text:style-name="P20">It is important that the standards are upheld however a total €40,000 fine is excessive even if half of it is suspended.</text:p>
        </text:list-item>
        <text:list-item>
          <text:p text:style-name="P25"><text:span text:style-name="T8">I therefore recommend a €10,000 fine. I also recommend that the rules be enforced regardless of who the driver is. </text:span></text:p>
          <text:p text:style-name="P22">I certify that the preceding <text:span text:style-name="T7">nine</text:span> (<text:span text:style-name="T7">9</text:span>) numbered paragraphs are a true copy of the reasons for the decision of the Honourable the Speaker-General.</text:p>
          <text:p text:style-name="P22">Signature:</text:p>
          <text:p text:style-name="P23">Date: <text:span text:style-name="T7">9 July 2024</text:span></text:p>
        </text:list-item>
      </text:list>
      <text:h text:style-name="P9" text:outline-level="1"><text:soft-page-break/>References</text:h>
      <text:p text:style-name="P21">Boxall-Legge, J. (2020, October 27). Why do Verstappen’s offensive comments get a free pass? <text:span text:style-name="Emphasis">Autosport</text:span>. <text:a xlink:type="simple" xlink:href="https://www.autosport.com/f1/news/why-do-verstappens-offensive-comments-get-a-free-pass-4977790/4977790/" text:style-name="Internet_20_link" text:visited-style-name="Visited_20_Internet_20_Link">https://www.autosport.com/f1/news/why-do-verstappens-offensive-comments-get-a-free-pass-4977790/4977790/</text:a></text:p>
      <text:p text:style-name="P21">Fédération Internationale de l'Automobile. (2024). <text:span text:style-name="Emphasis">Doc 53 - Infringement - Car 22 - Team Radio comments</text:span>. <text:a xlink:type="simple" xlink:href="https://www.fia.com/sites/default/files/decision-document/2024%20Austrian%20Grand%20Prix%20-%20Infringement%20-%20Car%2022%20-%20Team%20Radio%20comments.pdf" text:style-name="Internet_20_link" text:visited-style-name="Visited_20_Internet_20_Link">https://www.fia.com/sites/default/files/decision-document/2024%20Austrian%20Grand%20Prix%20-%20Infringement%20-%20Car%2022%20-%20Team%20Radio%20comments.pdf</text:a></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list-style-name="WWNum1" style:list-level="1" style:class="text">
      <style:paragraph-properties fo:margin-top="0.25cm" fo:margin-bottom="0.25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araNumbering" style:family="paragraph" style:parent-style-name="Standard" style:list-style-name="WWNum1" style:list-level="1">
      <style:paragraph-properties fo:margin-top="0.25cm" fo:margin-bottom="0.25cm" style:contextual-spacing="false" fo:text-align="justify" style:justify-single-word="false"/>
      <style:text-properties officeooo:rsid="0019e9df"/>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Quote" style:family="paragraph" style:parent-style-name="Index" style:list-style-name="WWNum1" style:list-level="2">
      <style:paragraph-properties fo:text-align="justify" style:justify-single-word="false"/>
      <style:text-properties fo:font-size="10pt" officeooo:rsid="0019e9df"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Standard" style:next-style-name="Standard" style:default-outline-level="4" style:list-style-name="" style:class="text">
      <style:text-properties fo:font-size="12pt" fo:font-style="italic" style:font-size-asian="12pt" style:font-style-asian="italic"/>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font-size="12pt" fo:font-style="italic" fo:font-weight="bold" style:font-name-asian="NSimSun" style:font-family-asian="NSimSun" style:font-family-generic-asian="system" style:font-pitch-asian="variable" style:font-size-asian="12pt" style:font-style-asian="italic" style:font-weight-asian="bold" style:font-size-complex="12pt"/>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ListLabel_20_1" style:display-name="ListLabel 1" style:family="text">
      <style:text-properties fo:font-size="10pt" style:font-size-asian="10pt"/>
    </style:style>
    <style:style style:name="Character_5f_20_5f_style" style:display-name="Character_20_style"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1.27cm" fo:text-inden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Character_5f_20_5f_style"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2%)"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Character_5f_20_5f_style" loext:num-list-format="(%3%)" style:num-prefix="(" style:num-suffix=")" style:num-format="a" style:num-letter-sync="true">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Character_5f_20_5f_style" loext:num-list-format="(%4%)" style:num-prefix="("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5" text:style-name="Character_5f_20_5f_style" loext:num-list-format="(%5%)" style:num-prefix="("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Character_5f_20_5f_style"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3T15:03:13.238000000</meta:creation-date>
    <meta:editing-duration>PT17M7S</meta:editing-duration>
    <meta:editing-cycles>5</meta:editing-cycles>
    <meta:generator>LibreOffice/24.2.2.2$Windows_X86_64 LibreOffice_project/d56cc158d8a96260b836f100ef4b4ef25d6f1a01</meta:generator>
    <dc:date>2024-09-21T22:21:26.764000000</dc:date>
    <meta:document-statistic meta:table-count="1" meta:image-count="0" meta:object-count="0" meta:page-count="3" meta:paragraph-count="37" meta:word-count="410" meta:character-count="2667" meta:non-whitespace-character-count="2304"/>
  </office:meta>
</office:document-meta>
</file>